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master-page-name="">
      <style:table-properties style:width="17.196cm"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8.597cm" style:rel-column-width="32767*"/>
    </style:style>
    <style:style style:name="Table1.B" style:family="table-column">
      <style:table-column-properties style:column-width="8.599cm" style:rel-column-width="3276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Standard">
      <style:paragraph-properties fo:text-align="center" style:justify-single-word="false"/>
      <style:text-properties style:font-name="Arial2" fo:font-style="normal" officeooo:paragraph-rsid="0008f05c" style:font-style-asian="normal" style:font-style-complex="normal"/>
    </style:style>
    <style:style style:name="P4" style:family="paragraph" style:parent-style-name="Standard">
      <style:paragraph-properties fo:text-align="center" style:justify-single-word="false"/>
      <style:text-properties style:font-name="Arial2" officeooo:rsid="0000fb14" officeooo:paragraph-rsid="0008f05c"/>
    </style:style>
    <style:style style:name="P5" style:family="paragraph" style:parent-style-name="Standard">
      <style:paragraph-properties fo:text-align="center" style:justify-single-word="false"/>
      <style:text-properties style:font-name="Arial2" officeooo:rsid="000cad3b" officeooo:paragraph-rsid="000cad3b"/>
    </style:style>
    <style:style style:name="P6" style:family="paragraph" style:parent-style-name="Standard">
      <style:paragraph-properties fo:text-align="center" style:justify-single-word="false"/>
      <style:text-properties style:font-name="Arial2" fo:font-size="20pt" fo:font-style="normal" officeooo:rsid="00115520" officeooo:paragraph-rsid="00115520" style:font-size-asian="20pt" style:font-style-asian="normal" style:font-size-complex="20pt" style:font-style-complex="normal"/>
    </style:style>
    <style:style style:name="P7" style:family="paragraph" style:parent-style-name="Standard">
      <style:text-properties officeooo:paragraph-rsid="0008f05c"/>
    </style:style>
    <style:style style:name="P8" style:family="paragraph" style:parent-style-name="Standard">
      <style:paragraph-properties fo:margin-left="-0.026cm" fo:margin-right="0cm" fo:text-align="start" style:justify-single-word="false" fo:text-indent="0cm" style:auto-text-indent="false"/>
      <style:text-properties style:font-name="Arial2" fo:font-style="italic" officeooo:paragraph-rsid="0007ec12" style:font-style-asian="italic" style:font-style-complex="italic"/>
    </style:style>
    <style:style style:name="P9" style:family="paragraph" style:parent-style-name="WW-Table_20_Heading">
      <style:paragraph-properties fo:text-align="center" style:justify-single-word="false"/>
      <style:text-properties style:font-name="Arial2" fo:font-size="20pt" fo:font-style="italic" officeooo:rsid="0007ec12" officeooo:paragraph-rsid="0009c3b6" style:font-size-asian="20pt" style:font-style-asian="italic" style:font-size-complex="20pt" style:font-style-complex="italic"/>
    </style:style>
    <style:style style:name="P10" style:family="paragraph" style:parent-style-name="WW-Table_20_Heading">
      <style:paragraph-properties fo:text-align="start" style:justify-single-word="false"/>
      <style:text-properties style:font-name="Arial2" fo:font-style="italic" officeooo:rsid="0007ec12" officeooo:paragraph-rsid="0008f05c" style:font-style-asian="italic" style:font-style-complex="italic"/>
    </style:style>
    <style:style style:name="P11" style:family="paragraph" style:parent-style-name="WW-Table_20_Heading">
      <style:paragraph-properties fo:text-align="start" style:justify-single-word="false"/>
      <style:text-properties style:font-name="Arial2" fo:font-style="italic" officeooo:rsid="000cad3b" officeooo:paragraph-rsid="000cad3b" style:font-style-asian="italic" style:font-style-complex="italic"/>
    </style:style>
    <style:style style:name="P12" style:family="paragraph" style:parent-style-name="WW-Table_20_Heading">
      <style:paragraph-properties fo:text-align="start" style:justify-single-word="false"/>
      <style:text-properties style:font-name="Arial2" fo:font-size="10pt" fo:font-style="normal" fo:font-weight="normal" officeooo:rsid="000cad3b" officeooo:paragraph-rsid="000cad3b" style:font-size-asian="10pt" style:font-style-asian="normal" style:font-weight-asian="normal" style:font-size-complex="10pt" style:font-style-complex="normal" style:font-weight-complex="normal"/>
    </style:style>
    <style:style style:name="P13" style:family="paragraph" style:parent-style-name="WW-Table_20_Heading">
      <style:paragraph-properties fo:text-align="start" style:justify-single-word="false"/>
      <style:text-properties style:font-name="Arial2" fo:font-size="10pt" fo:font-style="normal" fo:font-weight="normal" officeooo:rsid="0007ec12" officeooo:paragraph-rsid="0008f05c" style:font-size-asian="10pt" style:font-style-asian="normal" style:font-weight-asian="normal" style:font-size-complex="10pt" style:font-style-complex="normal" style:font-weight-complex="normal"/>
    </style:style>
    <style:style style:name="P14" style:family="paragraph" style:parent-style-name="WW-Table_20_Heading1">
      <style:paragraph-properties fo:text-align="center" style:justify-single-word="false"/>
      <style:text-properties style:font-name="Arial2" officeooo:paragraph-rsid="0007ec12"/>
    </style:style>
    <style:style style:name="P15" style:family="paragraph" style:parent-style-name="WW-Table_20_Heading1">
      <style:paragraph-properties fo:text-align="center" style:justify-single-word="false"/>
      <style:text-properties style:font-name="Arial2" officeooo:rsid="00080632" officeooo:paragraph-rsid="00080632"/>
    </style:style>
    <style:style style:name="P16" style:family="paragraph" style:parent-style-name="WW-Table_20_Contents1">
      <style:text-properties style:font-name="Arial2" fo:font-size="10pt" officeooo:paragraph-rsid="0007ec12" style:font-size-asian="10pt" style:font-size-complex="10pt"/>
    </style:style>
    <style:style style:name="P17" style:family="paragraph" style:parent-style-name="WW-Table_20_Contents1">
      <style:text-properties style:font-name="Arial2" fo:font-size="10pt" fo:font-style="normal" officeooo:paragraph-rsid="0007ec12" style:font-size-asian="10pt" style:font-style-asian="normal" style:font-size-complex="10pt" style:font-style-complex="normal"/>
    </style:style>
    <style:style style:name="P18" style:family="paragraph" style:parent-style-name="WW-Table_20_Heading">
      <style:paragraph-properties fo:break-before="page"/>
      <style:text-properties style:font-name="Arial2" fo:font-style="italic" style:font-style-asian="italic" style:font-style-complex="italic"/>
    </style:style>
    <style:style style:name="P19" style:family="paragraph" style:parent-style-name="WW-Table_20_Heading">
      <style:paragraph-properties fo:text-align="start" style:justify-single-word="false" fo:break-before="page"/>
      <style:text-properties style:font-name="Arial2" fo:font-style="italic" officeooo:rsid="000ac9a8" officeooo:paragraph-rsid="000ac9a8" style:font-style-asian="italic" style:font-style-complex="italic"/>
    </style:style>
    <style:style style:name="P20" style:family="paragraph" style:parent-style-name="WW-Table_20_Contents1">
      <style:paragraph-properties fo:margin-left="-0.007cm" fo:margin-right="0.014cm" fo:text-align="center" style:justify-single-word="false" fo:text-indent="0cm" style:auto-text-indent="false"/>
      <style:text-properties style:font-name="Arial2" fo:font-size="10pt" fo:font-style="normal" officeooo:rsid="00080632" officeooo:paragraph-rsid="00080632" style:font-size-asian="10pt" style:font-style-asian="normal" style:font-size-complex="10pt" style:font-style-complex="normal"/>
    </style:style>
    <style:style style:name="P21" style:family="paragraph" style:parent-style-name="WW-Table_20_Contents1">
      <style:paragraph-properties fo:margin-left="-0.007cm" fo:margin-right="1.217cm" fo:text-indent="0cm" style:auto-text-indent="false"/>
      <style:text-properties style:font-name="Arial2" fo:font-size="10pt" fo:font-style="normal" officeooo:rsid="00080632" officeooo:paragraph-rsid="00080632" style:font-size-asian="10pt" style:font-style-asian="normal" style:font-size-complex="10pt" style:font-style-complex="normal"/>
    </style:style>
    <style:style style:name="P22" style:family="paragraph" style:parent-style-name="Illustration">
      <style:paragraph-properties fo:text-align="center" style:justify-single-word="false"/>
    </style:style>
    <style:style style:name="P23" style:family="paragraph" style:parent-style-name="Frame_20_contents">
      <style:text-properties officeooo:rsid="0016cfe8" officeooo:paragraph-rsid="0016cfe8"/>
    </style:style>
    <style:style style:name="P24" style:family="paragraph" style:parent-style-name="Frame_20_contents">
      <style:paragraph-properties fo:text-align="center" style:justify-single-word="false"/>
      <style:text-properties officeooo:rsid="0016cfe8" officeooo:paragraph-rsid="0016cfe8"/>
    </style:style>
    <style:style style:name="P25" style:family="paragraph" style:parent-style-name="Text_20_body">
      <style:text-properties officeooo:rsid="00115520" officeooo:paragraph-rsid="00115520"/>
    </style:style>
    <style:style style:name="P26" style:family="paragraph" style:parent-style-name="Text_20_body">
      <style:text-properties officeooo:rsid="00115520" officeooo:paragraph-rsid="0023db31"/>
    </style:style>
    <style:style style:name="P27" style:family="paragraph" style:parent-style-name="Text_20_body">
      <style:text-properties officeooo:rsid="0012eee6" officeooo:paragraph-rsid="0012eee6"/>
    </style:style>
    <style:style style:name="P28" style:family="paragraph" style:parent-style-name="Text_20_body">
      <style:text-properties style:font-name="Arial2" officeooo:rsid="00115520" officeooo:paragraph-rsid="00115520"/>
    </style:style>
    <style:style style:name="P29" style:family="paragraph" style:parent-style-name="Text_20_body">
      <style:text-properties officeooo:rsid="001ea482" officeooo:paragraph-rsid="001ea482"/>
    </style:style>
    <style:style style:name="P30" style:family="paragraph" style:parent-style-name="Text_20_body">
      <style:text-properties officeooo:rsid="002073ba" officeooo:paragraph-rsid="002073ba"/>
    </style:style>
    <style:style style:name="P31" style:family="paragraph" style:parent-style-name="Text_20_body">
      <style:text-properties officeooo:rsid="002073ba" officeooo:paragraph-rsid="00115520"/>
    </style:style>
    <style:style style:name="P32" style:family="paragraph" style:parent-style-name="Text_20_body">
      <style:text-properties officeooo:paragraph-rsid="002073ba"/>
    </style:style>
    <style:style style:name="P33" style:family="paragraph" style:parent-style-name="Standard">
      <style:paragraph-properties fo:margin-left="0cm" fo:margin-right="0cm" fo:text-indent="0cm" style:auto-text-indent="false">
        <style:tab-stops/>
      </style:paragraph-properties>
      <style:text-properties style:font-name="Arial2" fo:font-size="10pt" fo:font-style="italic" style:font-size-asian="10pt" style:font-style-asian="italic" style:font-size-complex="10pt" style:font-style-complex="italic"/>
    </style:style>
    <style:style style:name="P34" style:family="paragraph" style:parent-style-name="Contents_20_1">
      <style:paragraph-properties>
        <style:tab-stops>
          <style:tab-stop style:position="17.196cm" style:type="right" style:leader-style="dotted" style:leader-text="."/>
        </style:tab-stops>
      </style:paragraph-properties>
    </style:style>
    <style:style style:name="P35" style:family="paragraph" style:parent-style-name="Contents_20_2">
      <style:paragraph-properties>
        <style:tab-stops>
          <style:tab-stop style:position="16.697cm" style:type="right" style:leader-style="dotted" style:leader-text="."/>
        </style:tab-stops>
      </style:paragraph-properties>
    </style:style>
    <style:style style:name="P36" style:family="paragraph" style:parent-style-name="Standard">
      <style:paragraph-properties fo:text-align="center" style:justify-single-word="false"/>
      <style:text-properties style:font-name="Arial2" fo:font-style="normal" officeooo:rsid="0025259b" officeooo:paragraph-rsid="0025259b" style:font-style-asian="normal" style:font-style-complex="normal"/>
    </style:style>
    <style:style style:name="P37" style:family="paragraph" style:parent-style-name="Standard">
      <style:text-properties officeooo:paragraph-rsid="00263458"/>
    </style:style>
    <style:style style:name="P38" style:family="paragraph" style:parent-style-name="Text_20_body">
      <style:text-properties officeooo:rsid="0025259b" officeooo:paragraph-rsid="0025259b"/>
    </style:style>
    <style:style style:name="P39" style:family="paragraph" style:parent-style-name="Footer">
      <style:paragraph-properties>
        <style:tab-stops>
          <style:tab-stop style:position="8.864cm" style:type="center"/>
          <style:tab-stop style:position="19.024cm" style:type="right"/>
        </style:tab-stops>
      </style:paragraph-properties>
      <style:text-properties style:font-name="Arial2" fo:font-size="8pt" style:font-size-asian="8pt" style:font-size-complex="8pt"/>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3dcf" officeooo:paragraph-rsid="00183dc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3dcf" officeooo:paragraph-rsid="00263458"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3458" officeooo:paragraph-rsid="0026345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2414" officeooo:paragraph-rsid="001a241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WW-Table_20_Contents1">
      <style:text-properties style:font-name="Arial2" fo:font-size="10pt" officeooo:rsid="0025259b" officeooo:paragraph-rsid="0025259b" style:font-size-asian="10pt" style:font-size-complex="10pt"/>
    </style:style>
    <style:style style:name="P45" style:family="paragraph" style:parent-style-name="WW-Table_20_Heading" style:master-page-name="Standard">
      <style:paragraph-properties fo:text-align="center" style:justify-single-word="false" style:page-number="auto"/>
      <style:text-properties style:font-name="Arial2" fo:font-style="italic" officeooo:rsid="0007ec12" officeooo:paragraph-rsid="0009c3b6" style:font-style-asian="italic" style:font-style-complex="italic"/>
    </style:style>
    <style:style style:name="P46" style:family="paragraph" style:parent-style-name="WW-Table_20_Heading">
      <style:paragraph-properties fo:text-align="center" style:justify-single-word="false"/>
      <style:text-properties style:font-name="Arial2" fo:font-size="20pt" fo:font-style="normal" officeooo:rsid="0025259b" officeooo:paragraph-rsid="0025259b" style:font-size-asian="20pt" style:font-style-asian="normal" style:font-size-complex="20pt" style:font-style-complex="normal"/>
    </style:style>
    <style:style style:name="P47" style:family="paragraph" style:parent-style-name="WW-Table_20_Heading">
      <style:paragraph-properties fo:text-align="start" style:justify-single-word="false"/>
      <style:text-properties style:font-name="Arial2" fo:font-size="10pt" fo:font-style="normal" fo:font-weight="normal" officeooo:rsid="0025259b" officeooo:paragraph-rsid="0025259b" style:font-size-asian="10pt" style:font-style-asian="normal" style:font-weight-asian="normal" style:font-size-complex="10pt" style:font-style-complex="normal" style:font-weight-complex="normal"/>
    </style:style>
    <style:style style:name="P48" style:family="paragraph" style:parent-style-name="Heading_20_1">
      <style:text-properties officeooo:paragraph-rsid="00115520"/>
    </style:style>
    <style:style style:name="P49" style:family="paragraph" style:parent-style-name="Heading_20_1">
      <style:text-properties officeooo:rsid="0012eee6"/>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115520" officeooo:paragraph-rsid="00115520"/>
    </style:style>
    <style:style style:name="P52" style:family="paragraph" style:parent-style-name="Heading_20_1">
      <style:paragraph-properties fo:break-before="page"/>
      <style:text-properties officeooo:rsid="002073ba" officeooo:paragraph-rsid="002073ba"/>
    </style:style>
    <style:style style:name="P53" style:family="paragraph" style:parent-style-name="Heading_20_2">
      <style:text-properties officeooo:rsid="001ea482" officeooo:paragraph-rsid="001ea482"/>
    </style:style>
    <style:style style:name="T1" style:family="text">
      <style:text-properties style:font-name="Arial2" fo:font-size="8pt" style:font-size-asian="8pt" style:font-size-complex="8pt"/>
    </style:style>
    <style:style style:name="T2" style:family="text">
      <style:text-properties style:font-name="Arial2" fo:font-size="8pt" officeooo:rsid="0025259b" style:font-size-asian="8pt" style:font-size-complex="8pt"/>
    </style:style>
    <style:style style:name="T3" style:family="text">
      <style:text-properties officeooo:rsid="000cad3b"/>
    </style:style>
    <style:style style:name="T4" style:family="text">
      <style:text-properties style:text-position="super 58%" officeooo:rsid="00115520"/>
    </style:style>
    <style:style style:name="T5" style:family="text">
      <style:text-properties officeooo:rsid="00115520"/>
    </style:style>
    <style:style style:name="T6" style:family="text">
      <style:text-properties officeooo:rsid="0012eee6"/>
    </style:style>
    <style:style style:name="T7" style:family="text">
      <style:text-properties officeooo:rsid="001c31ff"/>
    </style:style>
    <style:style style:name="T8" style:family="text">
      <style:text-properties officeooo:rsid="001ea482"/>
    </style:style>
    <style:style style:name="T9" style:family="text">
      <style:text-properties officeooo:rsid="002073ba"/>
    </style:style>
    <style:style style:name="T10" style:family="text">
      <style:text-properties officeooo:rsid="0023db31"/>
    </style:style>
    <style:style style:name="T11" style:family="text">
      <style:text-properties officeooo:rsid="0024a190"/>
    </style:style>
    <style:style style:name="T12" style:family="text">
      <style:text-properties officeooo:rsid="0025259b"/>
    </style:style>
    <style:style style:name="T13" style:family="text">
      <style:text-properties officeooo:rsid="00263458"/>
    </style:style>
    <style:style style:name="fr1" style:family="graphic" style:parent-style-name="Frame">
      <style:graphic-properties style:run-through="foreground" style:wrap="parallel" style:number-wrapped-paragraphs="1" style:vertical-pos="top" style:vertical-rel="paragraph-content" style:horizontal-pos="center"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line-break/></text:p>
      <text:p text:style-name="P9"/>
      <text:p text:style-name="P46">UTut: University Tutor</text:p>
      <text:p text:style-name="P6"><text:span text:style-name="T10">Project Terminal</text:span> Report</text:p>
      <text:p text:style-name="P3"/>
      <text:p text:style-name="P3"/>
      <text:p text:style-name="P3"/>
      <text:p text:style-name="P3"/>
      <text:p text:style-name="P3"/>
      <text:p text:style-name="P3"/>
      <text:p text:style-name="P3"/>
      <text:p text:style-name="P3"/>
      <text:p text:style-name="P3">Submitted to:</text:p>
      <text:p text:style-name="P3"/>
      <text:p text:style-name="P3"/>
      <text:p text:style-name="P3">Prof. Ma. Rowena C. Solamo</text:p>
      <text:p text:style-name="P3">Faculty Member</text:p>
      <text:p text:style-name="P3">Department of Computer Science</text:p>
      <text:p text:style-name="P3">College of Engineering</text:p>
      <text:p text:style-name="P3">University of the Philippines, Diliman</text:p>
      <text:p text:style-name="P3"/>
      <text:p text:style-name="P3"/>
      <text:p text:style-name="P3"/>
      <text:p text:style-name="P3"/>
      <text:p text:style-name="P3">Submitted by:</text:p>
      <text:p text:style-name="P36">De Guzman, Jade</text:p>
      <text:p text:style-name="P36">Mendoza, John Dominic</text:p>
      <text:p text:style-name="P36">Segismundo, Julio Ismael</text:p>
      <text:p text:style-name="P7"/>
      <text:p text:style-name="P7"/>
      <text:p text:style-name="P7"/>
      <text:p text:style-name="P7"/>
      <text:p text:style-name="P7"/>
      <text:p text:style-name="P4">In partial fulfillment of Academic Requirements</text:p>
      <text:p text:style-name="P5">for the course</text:p>
      <text:p text:style-name="P5">CS 19<text:span text:style-name="T5">2</text:span> Software Engineering I<text:span text:style-name="T5">I</text:span></text:p>
      <text:p text:style-name="P5">of the </text:p>
      <text:p text:style-name="P5"><text:span text:style-name="T5">2</text:span><text:span text:style-name="T4">nd</text:span><text:span text:style-name="T5"> </text:span>Semester, AY <text:span text:style-name="T12">2017-2018</text:span></text:p>
      <text:p text:style-name="P10"/>
      <text:p text:style-name="P19">Unique Referenc<text:span text:style-name="T3">e</text:span>:</text:p>
      <text:p text:style-name="P12">The documents are stored in the https://github.com/Midokuni/UTut.</text:p>
      <text:p text:style-name="P12">https://github.com/Midokuni/UTut/blob/master/CS192%20Documents/Beta%20testing/Beta-testing%20Report.odt</text:p>
      <text:p text:style-name="P10"/>
      <text:p text:style-name="P11">Document Purpose:</text:p>
      <text:p text:style-name="P47">Analysis of the Beta Testing results</text:p>
      <text:p text:style-name="P12"/>
      <text:p text:style-name="P11">Target Audience:</text:p>
      <text:p text:style-name="P47">People who are interested in looking at the results of the beta test</text:p>
      <text:p text:style-name="P13"/>
      <text:p text:style-name="P13"/>
      <text:p text:style-name="P10">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4">Revision Date</text:p>
            </table:table-cell>
            <table:table-cell table:style-name="Table3.A1" office:value-type="string">
              <text:p text:style-name="P14">Person Responsible</text:p>
            </table:table-cell>
            <table:table-cell table:style-name="Table3.A1" office:value-type="string">
              <text:p text:style-name="P15">Version</text:p>
              <text:p text:style-name="P15">Number</text:p>
            </table:table-cell>
            <table:table-cell table:style-name="Table3.D1" office:value-type="string">
              <text:p text:style-name="P14">Modification</text:p>
            </table:table-cell>
          </table:table-row>
        </table:table-header-rows>
        <table:table-row>
          <table:table-cell table:style-name="Table3.A2" office:value-type="string">
            <text:p text:style-name="P44">05/22/18</text:p>
          </table:table-cell>
          <table:table-cell table:style-name="Table3.A2" office:value-type="string">
            <text:p text:style-name="P44">JD Mendoza </text:p>
          </table:table-cell>
          <table:table-cell table:style-name="Table3.A2" office:value-type="string">
            <text:p text:style-name="P20">1.0</text:p>
          </table:table-cell>
          <table:table-cell table:style-name="Table3.D2" office:value-type="string">
            <text:p text:style-name="P21">Initial Document</text:p>
          </table:table-cell>
        </table:table-row>
        <table:table-row>
          <table:table-cell table:style-name="Table3.A2" office:value-type="string">
            <text:p text:style-name="P16"/>
          </table:table-cell>
          <table:table-cell table:style-name="Table3.A2" office:value-type="string">
            <text:p text:style-name="P16"/>
          </table:table-cell>
          <table:table-cell table:style-name="Table3.A2" office:value-type="string">
            <text:p text:style-name="P17"/>
          </table:table-cell>
          <table:table-cell table:style-name="Table3.D2" office:value-type="string">
            <text:p text:style-name="P17"/>
          </table:table-cell>
        </table:table-row>
      </table:table>
      <text:p text:style-name="P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877_578734558" text:style-name="Index_20_Link" text:visited-style-name="Index_20_Link">I. Project Description<text:tab/>4</text:a></text:p>
          <text:p text:style-name="P34"><text:a xlink:type="simple" xlink:href="#__RefHeading___Toc879_578734558" text:style-name="Index_20_Link" text:visited-style-name="Index_20_Link">II. Scope and Limitation of the Project<text:tab/>4</text:a></text:p>
          <text:p text:style-name="P34"><text:a xlink:type="simple" xlink:href="#__RefHeading___Toc881_578734558" text:style-name="Index_20_Link" text:visited-style-name="Index_20_Link">III. Issues and Challenges<text:tab/>4</text:a></text:p>
          <text:p text:style-name="P34"><text:a xlink:type="simple" xlink:href="#__RefHeading___Toc1500_578734558" text:style-name="Index_20_Link" text:visited-style-name="Index_20_Link">IV. Software Architecture<text:tab/>4</text:a></text:p>
          <text:p text:style-name="P34"><text:a xlink:type="simple" xlink:href="#__RefHeading___Toc887_578734558" text:style-name="Index_20_Link" text:visited-style-name="Index_20_Link">V. Results of Beta-testing<text:tab/>5</text:a></text:p>
          <text:p text:style-name="P34"><text:a xlink:type="simple" xlink:href="#__RefHeading___Toc1641_2112432927" text:style-name="Index_20_Link" text:visited-style-name="Index_20_Link">A. Testing Environment<text:tab/>5</text:a></text:p>
          <text:p text:style-name="P35"><text:a xlink:type="simple" xlink:href="#__RefHeading___Toc1643_2112432927" text:style-name="Index_20_Link" text:visited-style-name="Index_20_Link">A.1. Hardware Specifications<text:tab/>6</text:a></text:p>
          <text:p text:style-name="P35"><text:a xlink:type="simple" xlink:href="#__RefHeading___Toc1645_2112432927" text:style-name="Index_20_Link" text:visited-style-name="Index_20_Link">A.2. Software Specifications<text:tab/>6</text:a></text:p>
          <text:p text:style-name="P35"><text:a xlink:type="simple" xlink:href="#__RefHeading___Toc1502_578734558" text:style-name="Index_20_Link" text:visited-style-name="Index_20_Link">B. Demographics<text:tab/>6</text:a></text:p>
          <text:p text:style-name="P35"><text:a xlink:type="simple" xlink:href="#__RefHeading___Toc889_578734558" text:style-name="Index_20_Link" text:visited-style-name="Index_20_Link">C. Analysis of Functional Testing<text:tab/>6</text:a></text:p>
          <text:p text:style-name="P35"><text:a xlink:type="simple" xlink:href="#__RefHeading___Toc891_578734558" text:style-name="Index_20_Link" text:visited-style-name="Index_20_Link">D. Analysis of Usability Testing<text:tab/>6</text:a></text:p>
          <text:p text:style-name="P35"><text:a xlink:type="simple" xlink:href="#__RefHeading___Toc893_578734558" text:style-name="Index_20_Link" text:visited-style-name="Index_20_Link">E. Recommendations for the Next Software Release<text:tab/>6</text:a></text:p>
          <text:p text:style-name="P34"><text:a xlink:type="simple" xlink:href="#__RefHeading___Toc895_578734558" text:style-name="Index_20_Link" text:visited-style-name="Index_20_Link">VI. Lessons Learned from the Project<text:tab/>7</text:a></text:p>
          <text:p text:style-name="P34"><text:a xlink:type="simple" xlink:href="#__RefHeading___Toc1504_578734558" text:style-name="Index_20_Link" text:visited-style-name="Index_20_Link">VII. Summary<text:tab/>7</text:a></text:p>
          <text:p text:style-name="P34"><text:a xlink:type="simple" xlink:href="#__RefHeading___Toc897_578734558" text:style-name="Index_20_Link" text:visited-style-name="Index_20_Link">Appendix A: Accountability Report<text:tab/>8</text:a></text:p>
          <text:p text:style-name="P34"><text:a xlink:type="simple" xlink:href="#__RefHeading___Toc899_578734558" text:style-name="Index_20_Link" text:visited-style-name="Index_20_Link">Appendix B: Beta-testing Checklist<text:tab/>9</text:a></text:p>
          <text:p text:style-name="P34"><text:a xlink:type="simple" xlink:href="#__RefHeading___Toc1506_578734558" text:style-name="Index_20_Link" text:visited-style-name="Index_20_Link">Appendix C: Final Agile Estimates<text:tab/>10</text:a></text:p>
          <text:p text:style-name="P34"><text:a xlink:type="simple" xlink:href="#__RefHeading___Toc1647_2112432927" text:style-name="Index_20_Link" text:visited-style-name="Index_20_Link">Appendix D: Installation and Configuration of Beta-tested Software<text:tab/>11</text:a></text:p>
          <text:p text:style-name="P34"><text:a xlink:type="simple" xlink:href="#__RefHeading___Toc1508_578734558" text:style-name="Index_20_Link" text:visited-style-name="Index_20_Link">Appendix E: Team Performance Assessment<text:tab/>12</text:a></text:p>
        </text:index-body>
      </text:table-of-content>
      <text:p text:style-name="P33"/>
      <text:p text:style-name="P33"/>
      <text:p text:style-name="P33"/>
      <text:p text:style-name="P33"/>
      <text:p text:style-name="P33"/>
      <text:p text:style-name="P33"/>
      <text:p text:style-name="P33"><text:line-break/></text:p>
      <text:h text:style-name="P51" text:outline-level="1"><text:bookmark-start text:name="__RefHeading___Toc877_578734558"/><text:span text:style-name="T6">I.<text:tab/></text:span>Project Description<text:bookmark-end text:name="__RefHeading___Toc877_578734558"/></text:h>
      <text:p text:style-name="P38">UTut is a web application that addresses the problem of UP students looking for fellow students who are willing to tutor them on certain courses. The goal of this project is to create an application that makes it easier for students to find a tutor for a course. </text:p>
      <text:p text:style-name="P25"/>
      <text:p text:style-name="P25"/>
      <text:p text:style-name="P25"/>
      <text:p text:style-name="P25"/>
      <text:h text:style-name="P48" text:outline-level="1"><text:bookmark-start text:name="__RefHeading___Toc879_578734558"/><text:span text:style-name="T6">II.<text:tab/></text:span>Scope <text:span text:style-name="T8">and Limitation of the Project</text:span><text:bookmark-end text:name="__RefHeading___Toc879_578734558"/></text:h>
      <text:p text:style-name="P38">At the moment, the application is limited to students of UP since the user IDs are based on the UP Student ID Numbers. Everything that has been deemed a “Must Have” from the Requirements Traceability Matrix has been implemented. </text:p>
      <text:p text:style-name="P25"/>
      <text:p text:style-name="P25"/>
      <text:p text:style-name="P25"/>
      <text:h text:style-name="P49" text:outline-level="1"><text:bookmark-start text:name="__RefHeading___Toc881_578734558"/>III.<text:tab/>Issues and Challenges<text:bookmark-end text:name="__RefHeading___Toc881_578734558"/></text:h>
      <text:p text:style-name="P38">The biggest problem that happened is the start where we do not know how to use Ruby on Rails and are trying to figure out how it works. <text:span text:style-name="T13">There is also the issue of not being able to meet-up with the whole team, there is always at least one of us that isn’t able to be present.</text:span></text:p>
      <text:p text:style-name="P25"/>
      <text:p text:style-name="P25"/>
      <text:p text:style-name="P25"/>
      <text:p text:style-name="P25"/>
      <text:p text:style-name="P25"/>
      <text:h text:style-name="Heading_20_1" text:outline-level="1"><text:bookmark-start text:name="__RefHeading___Toc1500_578734558"/>IV.<text:tab/>Software Architecture<text:bookmark-end text:name="__RefHeading___Toc1500_578734558"/></text:h>
      <text:p text:style-name="P29"><draw:frame draw:style-name="fr1" draw:name="Frame1" text:anchor-type="paragraph" svg:width="11.425cm" draw:z-index="0"><draw:text-box fo:min-height="7.611cm"><text:p text:style-name="P23">&lt;Place here <text:span text:style-name="T8">software architecture in Class Diagram form</text:span>.&gt;</text:p><text:p text:style-name="P23"/><text:p text:style-name="P23"/><text:p text:style-name="P23"/><text:p text:style-name="P23"/><text:p text:style-name="P23"/><text:p text:style-name="P23"/><text:p text:style-name="P23"/><text:p text:style-name="P23"/><text:p text:style-name="P23"/><text:p text:style-name="P24"/><text:p text:style-name="P22"><text:sequence text:ref-name="refIllustration0" text:name="Illustration" text:formula="ooow:Illustration+1" style:num-format="1">1</text:sequence>. Illustration: <text:span text:style-name="T8">&lt;Application Name&gt; Software Architecture</text:span></text:p></draw:text-box></draw:frame>&lt;This section should contain the software architecture of the application. <text:s/>It should also contain the description of each component of the software architecture. <text:s/>It should also contain the link of the beta-tested software <text:span text:style-name="T11">release </text:span>in github. <text:span text:style-name="T11">It should also contain the video link of the software demonstration.</text:span>&gt;</text:p>
      <text:p text:style-name="P25"><text:soft-page-break/></text:p>
      <text:p text:style-name="P25"/>
      <text:h text:style-name="Heading_20_1" text:outline-level="1"><text:bookmark-start text:name="__RefHeading___Toc887_578734558"/><text:span text:style-name="T6">V.<text:tab/></text:span>Results of <text:span text:style-name="T8">Beta</text:span>-testing<text:bookmark-end text:name="__RefHeading___Toc887_578734558"/></text:h>
      <text:p text:style-name="P25">&lt;Provide an introduction to the discussion of the results of the <text:span text:style-name="T8">Beta</text:span>-testing.&gt;</text:p>
      <text:p text:style-name="P25"/>
      <text:h text:style-name="Heading_20_1" text:outline-level="1"><text:bookmark-start text:name="__RefHeading___Toc1641_2112432927"/>A. <text:s text:c="2"/>Testing Environment<text:bookmark-end text:name="__RefHeading___Toc1641_2112432927"/></text:h>
      <text:p text:style-name="P26">&lt;Describe in this section the testing environment. <text:s/>A diagram should be present to represent the physical aspect of the testing environment&gt;.</text:p>
      <text:p text:style-name="P26"/>
      <text:p text:style-name="P26"><draw:frame draw:style-name="fr1" draw:name="Frame2" text:anchor-type="paragraph" svg:width="11.425cm" draw:z-index="1"><draw:text-box fo:min-height="7.611cm"><text:p text:style-name="P23">&lt;Place here diagram of testing environment.&gt;</text:p><text:p text:style-name="P23"/><text:p text:style-name="P23"/><text:p text:style-name="P23"/><text:p text:style-name="P23"/><text:p text:style-name="P23"/><text:p text:style-name="P23"/><text:p text:style-name="P23"/><text:p text:style-name="P23"/><text:p text:style-name="P23"/><text:p text:style-name="P24"/><text:p text:style-name="P22"><text:sequence text:ref-name="refIllustration1" text:name="Illustration" text:formula="ooow:Illustration+1" style:num-format="1">2</text:sequence>. Illustration: Testing Environment</text:p></draw:text-box></draw:frame></text:p>
      <text:h text:style-name="Heading_20_2" text:outline-level="2"><text:bookmark-start text:name="__RefHeading___Toc1643_2112432927"/><text:soft-page-break/><text:span text:style-name="T10">A.1.<text:tab/></text:span>Hardware <text:span text:style-name="T10">Specifications</text:span><text:bookmark-end text:name="__RefHeading___Toc1643_2112432927"/></text:h>
      <text:p text:style-name="P26">&lt;Place here the hardware specifications of the server, client desktop or mobile phone etc.&gt;</text:p>
      <text:p text:style-name="P26"/>
      <text:p text:style-name="Text_20_body"/>
      <text:p text:style-name="Text_20_body"/>
      <text:h text:style-name="Heading_20_2" text:outline-level="2"><text:bookmark-start text:name="__RefHeading___Toc1645_2112432927"/>A.2. <text:s/>Software Specifications<text:bookmark-end text:name="__RefHeading___Toc1645_2112432927"/></text:h>
      <text:p text:style-name="P26">&lt;Place here OS Kind and Version, Database and version, web browser, Web Server and version etc.&gt;</text:p>
      <text:p text:style-name="P26"/>
      <text:h text:style-name="P53" text:outline-level="2"><text:bookmark-start text:name="__RefHeading___Toc1502_578734558"/><text:span text:style-name="T10">B</text:span>.<text:tab/>Demographics<text:bookmark-end text:name="__RefHeading___Toc1502_578734558"/></text:h>
      <text:p text:style-name="P29">&lt; Description of the beta-tester demographics.&gt;</text:p>
      <text:p text:style-name="P29"/>
      <text:p text:style-name="P29"/>
      <text:p text:style-name="P29"/>
      <text:h text:style-name="Heading_20_2" text:outline-level="2"><text:bookmark-start text:name="__RefHeading___Toc889_578734558"/><text:span text:style-name="T10">C.<text:tab/></text:span>Analysis of <text:span text:style-name="T6">F</text:span>unctional <text:span text:style-name="T6">T</text:span>esting<text:bookmark-end text:name="__RefHeading___Toc889_578734558"/></text:h>
      <text:p text:style-name="P27">&lt;Include also comments from <text:span text:style-name="T8">beta</text:span>-testers. <text:s/><text:span text:style-name="T7">It would also be best to have graphs.</text:span>&gt;</text:p>
      <text:p text:style-name="P25"/>
      <text:p text:style-name="P25"/>
      <text:p text:style-name="P25"/>
      <text:p text:style-name="P25"/>
      <text:h text:style-name="Heading_20_2" text:outline-level="2"><text:bookmark-start text:name="__RefHeading___Toc891_578734558"/><text:span text:style-name="T10">D.<text:tab/></text:span>Analysis of Usability <text:span text:style-name="T6">Testing</text:span><text:bookmark-end text:name="__RefHeading___Toc891_578734558"/></text:h>
      <text:p text:style-name="P27">&lt;Include comments from <text:span text:style-name="T8">beta</text:span>-tester<text:span text:style-name="T7">s. <text:s/>It would be best to have graphs.</text:span>&gt;</text:p>
      <text:p text:style-name="P27"/>
      <text:p text:style-name="P27"/>
      <text:p text:style-name="P27"/>
      <text:p text:style-name="P27"/>
      <text:h text:style-name="Heading_20_2" text:outline-level="2"><text:bookmark-start text:name="__RefHeading___Toc893_578734558"/><text:span text:style-name="T10">E</text:span>.<text:tab/>Recommendations <text:span text:style-name="T8">for the Next Software Release</text:span><text:bookmark-end text:name="__RefHeading___Toc893_578734558"/></text:h>
      <text:p text:style-name="P25"/>
      <text:p text:style-name="P25"/>
      <text:p text:style-name="P25"/>
      <text:p text:style-name="P25"/>
      <text:p text:style-name="P25"><text:soft-page-break/></text:p>
      <text:p text:style-name="P25"/>
      <text:p text:style-name="P25"/>
      <text:h text:style-name="P49" text:outline-level="1"><text:bookmark-start text:name="__RefHeading___Toc895_578734558"/>VI.<text:tab/>Lessons Learned <text:span text:style-name="T10">from the Project</text:span><text:bookmark-end text:name="__RefHeading___Toc895_578734558"/></text:h>
      <text:p text:style-name="P25"/>
      <text:p text:style-name="P29">&lt;This section should contain the reflection of the team regarding on things that they have discovered and learned while doing the development and implementation of the application. <text:s/>It can included realization of what works best in terms of team performance, learning new technology, collaboration etc.&gt;</text:p>
      <text:p text:style-name="P25"/>
      <text:p text:style-name="P25"/>
      <text:p text:style-name="P25"/>
      <text:h text:style-name="Heading_20_1" text:outline-level="1"><text:bookmark-start text:name="__RefHeading___Toc1504_578734558"/>VII. <text:s/>Summary<text:bookmark-end text:name="__RefHeading___Toc1504_578734558"/></text:h>
      <text:h text:style-name="P50" text:outline-level="1"><text:bookmark-start text:name="__RefHeading___Toc897_578734558"/>Appendix A: Accountability Report<text:bookmark-end text:name="__RefHeading___Toc897_578734558"/></text:h>
      <text:p text:style-name="P28"/>
      <table:table table:name="Table1" table:style-name="Table1" table:template-name="Default Style">
        <table:table-column table:style-name="Table1.A"/>
        <table:table-column table:style-name="Table1.B"/>
        <table:table-row table:style-name="Table1.1">
          <table:table-cell table:style-name="Table1.A1" office:value-type="string">
            <text:p text:style-name="P40"><text:span text:style-name="T9">Beta</text:span>-Testing Tasks</text:p>
          </table:table-cell>
          <table:table-cell table:style-name="Table1.B1" office:value-type="string">
            <text:p text:style-name="P40">Accountability</text:p>
          </table:table-cell>
        </table:table-row>
        <table:table-row table:style-name="Table1.1">
          <table:table-cell table:style-name="Table1.A2" office:value-type="string">
            <text:p text:style-name="P40">Prepared software for alpha- testing.</text:p>
          </table:table-cell>
          <table:table-cell table:style-name="Table1.B2" office:value-type="string">
            <text:p text:style-name="P42">JD Mendoza</text:p>
          </table:table-cell>
        </table:table-row>
        <table:table-row table:style-name="Table1.1">
          <table:table-cell table:style-name="Table1.A2" office:value-type="string">
            <text:p text:style-name="P41">Prepared software for alpha- testing.</text:p>
          </table:table-cell>
          <table:table-cell table:style-name="Table1.B2" office:value-type="string">
            <text:p text:style-name="P42">Jules Segismundo</text:p>
          </table:table-cell>
        </table:table-row>
        <table:table-row table:style-name="Table1.1">
          <table:table-cell table:style-name="Table1.A2" office:value-type="string">
            <text:p text:style-name="P40">Prepared testing environment</text:p>
          </table:table-cell>
          <table:table-cell table:style-name="Table1.B2" office:value-type="string">
            <text:p text:style-name="P42">JD Mendoza</text:p>
          </table:table-cell>
        </table:table-row>
        <table:table-row table:style-name="Table1.1">
          <table:table-cell table:style-name="Table1.A2" office:value-type="string">
            <text:p text:style-name="P40">Created the Alpha Software Release in github</text:p>
          </table:table-cell>
          <table:table-cell table:style-name="Table1.B2" office:value-type="string">
            <text:p text:style-name="P42">Jules Segismundo</text:p>
          </table:table-cell>
        </table:table-row>
        <table:table-row table:style-name="Table1.1">
          <table:table-cell table:style-name="Table1.A2" office:value-type="string">
            <text:p text:style-name="P40">Created and replicated Alpha-testing Checklist</text:p>
          </table:table-cell>
          <table:table-cell table:style-name="Table1.B2" office:value-type="string">
            <text:p text:style-name="P42">Jules Segismundo</text:p>
          </table:table-cell>
        </table:table-row>
        <table:table-row table:style-name="Table1.1">
          <table:table-cell table:style-name="Table1.A2" office:value-type="string">
            <text:p text:style-name="P40">Facilitated alpha-testing</text:p>
          </table:table-cell>
          <table:table-cell table:style-name="Table1.B2" office:value-type="string">
            <text:p text:style-name="P42">JD Mendoza</text:p>
          </table:table-cell>
        </table:table-row>
        <table:table-row table:style-name="Table1.1">
          <table:table-cell table:style-name="Table1.A2" office:value-type="string">
            <text:p text:style-name="P41">Facilitated alpha-testing</text:p>
          </table:table-cell>
          <table:table-cell table:style-name="Table1.B2" office:value-type="string">
            <text:p text:style-name="P42">Jules Segismundo</text:p>
          </table:table-cell>
        </table:table-row>
        <table:table-row table:style-name="Table1.1">
          <table:table-cell table:style-name="Table1.A2" office:value-type="string">
            <text:p text:style-name="P40">Synthesized and documented the results of the alpha-testing</text:p>
          </table:table-cell>
          <table:table-cell table:style-name="Table1.B2" office:value-type="string">
            <text:p text:style-name="P42">Jules Segismundo</text:p>
          </table:table-cell>
        </table:table-row>
        <table:table-row table:style-name="Table1.1">
          <table:table-cell table:style-name="Table1.A2" office:value-type="string">
            <text:p text:style-name="P43">Submitted the document</text:p>
          </table:table-cell>
          <table:table-cell table:style-name="Table1.B2" office:value-type="string">
            <text:p text:style-name="P40"/>
          </table:table-cell>
        </table:table-row>
        <table:table-row>
          <table:table-cell table:style-name="Table1.A2" office:value-type="string">
            <text:p text:style-name="P43">Others</text:p>
          </table:table-cell>
          <table:table-cell table:style-name="Table1.B2" office:value-type="string">
            <text:p text:style-name="P40"/>
          </table:table-cell>
        </table:table-row>
      </table:table>
      <text:p text:style-name="P28"/>
      <text:p text:style-name="P28"/>
      <text:p text:style-name="P25"/>
      <text:p text:style-name="P25"/>
      <text:h text:style-name="P50" text:outline-level="1"><text:bookmark-start text:name="__RefHeading___Toc899_578734558"/>Appendix B: <text:span text:style-name="T9">Beta</text:span>-testing Checklist<text:bookmark-end text:name="__RefHeading___Toc899_578734558"/></text:h>
      <text:p text:style-name="P25"/>
      <text:p text:style-name="P25"/>
      <text:p text:style-name="P25"/>
      <text:p text:style-name="P25"/>
      <text:p text:style-name="P25"/>
      <text:p text:style-name="P31"/>
      <text:p text:style-name="P30"/>
      <text:p text:style-name="P30"/>
      <text:h text:style-name="P52" text:outline-level="1"><text:bookmark-start text:name="__RefHeading___Toc1506_578734558"/>Appendix <text:span text:style-name="T10">C</text:span>: Final Agile Estimates<text:bookmark-end text:name="__RefHeading___Toc1506_578734558"/></text:h>
      <text:p text:style-name="P32"/>
      <text:p text:style-name="P32"/>
      <text:p text:style-name="P32"/>
      <text:p text:style-name="P32"/>
      <text:p text:style-name="P32"/>
      <text:h text:style-name="P50" text:outline-level="1"><text:bookmark-start text:name="__RefHeading___Toc1647_2112432927"/><text:span text:style-name="T10">Appendix</text:span> <text:span text:style-name="T10">D</text:span>: <text:s/>Installation and Configuration of Beta-tested Software<text:bookmark-end text:name="__RefHeading___Toc1647_2112432927"/></text:h>
      <text:p text:style-name="P32"/>
      <text:h text:style-name="P50" text:outline-level="1"><text:bookmark-start text:name="__RefHeading___Toc1508_578734558"/>Appendix E: <text:s/>Team Performance Assessment<text:bookmark-end text:name="__RefHeading___Toc1508_578734558"/></text:h>
      <text:p text:style-name="P30"/>
      <text:p text:style-name="P30"/>
      <text:p text:style-name="P30"/>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96cm" style:type="right" style:leader-style="dotted" style:leader-text="."/>
        </style:tab-stops>
      </style:paragraph-properties>
      <style:text-properties style:font-name="Arial" fo:font-family="Arial"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97cm" style:type="right" style:leader-style="dotted" style:leader-text="."/>
        </style:tab-stops>
      </style:paragraph-properties>
      <style:text-properties style:font-name="Arial" fo:font-family="Arial" style:font-style-name="Regular" style:font-family-generic="swiss" style:font-pitch="variable"/>
    </style:style>
    <style:style style:name="Illustration" style:family="paragraph" style:parent-style-name="Caption" style:class="extra"/>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Arial2" fo:font-size="8pt" style:font-size-asian="8pt" style:font-size-complex="8pt"/>
    </style:style>
    <style:style style:name="MT1" style:family="text">
      <style:text-properties style:font-name="Arial2" fo:font-size="8pt" style:font-size-asian="8pt" style:font-size-complex="8pt"/>
    </style:style>
    <style:style style:name="MT2" style:family="text">
      <style:text-properties style:font-name="Arial2" fo:font-size="8pt" officeooo:rsid="0025259b" style:font-size-asian="8pt" style:font-size-complex="8pt"/>
    </style:style>
    <style:style style:name="MT3" style:family="text">
      <style:text-properties officeooo:rsid="0025259b"/>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text:span><text:span text:style-name="MT2">UTut</text:span><text:span text:style-name="MT1"><text:tab/><text:tab/>Page </text:span><text:span text:style-name="MT1"><text:page-number style:num-format="1" text:select-page="current">12</text:page-number></text:span></text:p>
        <text:p text:style-name="MP3">Version: <text:span text:style-name="MT3">1</text:span><text:tab/><text:tab/>Group: <text:span text:style-name="MT3">4</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initial-creator>Weng Solamo</meta:initial-creator>
    <meta:creation-date>2006-07-10T13:37:45</meta:creation-date>
    <dc:date>2018-05-23T00:24:50.506000000</dc:date>
    <dc:language>de-DE</dc:language>
    <meta:editing-cycles>30</meta:editing-cycles>
    <meta:editing-duration>PT1H11M56S</meta:editing-duration>
    <meta:document-statistic meta:table-count="2" meta:image-count="0" meta:object-count="0" meta:page-count="12" meta:paragraph-count="114" meta:word-count="715" meta:character-count="4773" meta:non-whitespace-character-count="4148"/>
    <meta:user-defined meta:name="Info 1"/>
    <meta:user-defined meta:name="Info 2"/>
    <meta:user-defined meta:name="Info 3"/>
    <meta:user-defined meta:name="Info 4"/>
  </office:meta>
</office:document-meta>
</file>